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Heading_20_2">
      <style:text-properties fo:font-style="italic" fo:font-weight="bold" style:font-style-asian="italic" style:font-weight-asian="bold" style:font-style-complex="italic" style:font-weight-complex="bold"/>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paragraph-properties fo:text-align="start" style:justify-single-word="false"/>
      <style:text-properties fo:font-weight="bold" style:font-weight-asian="bold" style:font-weight-complex="bold"/>
    </style:style>
    <style:style style:name="P8" style:family="paragraph" style:parent-style-name="Text_20_body" style:list-style-name="L2">
      <style:paragraph-properties fo:text-align="start" style:justify-single-word="false"/>
      <style:text-properties fo:font-weight="bold" style:font-weight-asian="bold" style:font-weight-complex="bold"/>
    </style:style>
    <style:style style:name="P9" style:family="paragraph" style:parent-style-name="Text_20_body" style:list-style-name="L2">
      <style:paragraph-properties fo:text-align="start" style:justify-single-word="false"/>
      <style:text-properties fo:font-weight="bold" style:font-weight-asian="bold" style:font-weight-complex="bold"/>
    </style:style>
    <style:style style:name="P10" style:family="paragraph" style:parent-style-name="Text_20_body" style:list-style-name="L2">
      <style:paragraph-properties fo:text-align="start" style:justify-single-word="false"/>
      <style:text-properties fo:font-weight="bold" style:font-weight-asian="bold" style:font-weight-complex="bold"/>
    </style:style>
    <style:style style:name="P11" style:family="paragraph" style:parent-style-name="Text_20_body" style:list-style-name="L2">
      <style:paragraph-properties fo:text-align="start" style:justify-single-word="false"/>
      <style:text-properties fo:font-weight="bold" style:font-weight-asian="bold" style:font-weight-complex="bold"/>
    </style:style>
    <style:style style:name="P12" style:family="paragraph" style:parent-style-name="Text_20_body" style:list-style-name="L2">
      <style:paragraph-properties fo:text-align="start" style:justify-single-word="false"/>
      <style:text-properties fo:font-weight="bold" style:font-weight-asian="bold" style:font-weight-complex="bold"/>
    </style:style>
    <style:style style:name="P13" style:family="paragraph" style:parent-style-name="Text_20_body" style:list-style-name="L2">
      <style:paragraph-properties fo:text-align="start" style:justify-single-word="false"/>
      <style:text-properties fo:font-weight="bold" style:font-weight-asian="bold" style:font-weight-complex="bold"/>
    </style:style>
    <style:style style:name="P14" style:family="paragraph" style:parent-style-name="Text_20_body" style:list-style-name="L2">
      <style:paragraph-properties fo:text-align="start" style:justify-single-word="false"/>
      <style:text-properties fo:font-weight="bold" style:font-weight-asian="bold" style:font-weight-complex="bold"/>
    </style:style>
    <style:style style:name="P15" style:family="paragraph" style:parent-style-name="Text_20_body" style:list-style-name="L2">
      <style:paragraph-properties fo:text-align="start" style:justify-single-word="false"/>
      <style:text-properties fo:font-weight="bold" style:font-weight-asian="bold" style:font-weight-complex="bold"/>
    </style:style>
    <style:style style:name="P16" style:family="paragraph" style:parent-style-name="Text_20_body" style:list-style-name="L2">
      <style:paragraph-properties fo:text-align="start" style:justify-single-word="false"/>
      <style:text-properties fo:font-weight="bold" style:font-weight-asian="bold"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FilterUtil – ein Pagesetter-ähnliches Filterungssystem</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1. Einführung<text:tab/>1</text:p>
          <text:p text:style-name="P1">2. Filtersyntax<text:tab/>1</text:p>
          <text:p text:style-name="P3">2.1 Filterstring<text:tab/>1</text:p>
          <text:p text:style-name="P3">2.2 Filterobjekte<text:tab/>2</text:p>
        </text:index-body>
      </text:table-of-content>
      <text:p text:style-name="Text_20_body"/>
      <text:h text:style-name="Heading_20_1" text:outline-level="1">1. Einführung</text:h>
      <text:p text:style-name="Text_20_body">FilterUtil bietet ein objektorientiertes Filtersystem ähnlich dem von Pagesetter welches sich über Plugins beliebig erweitern und sich einfach in das eigene Modul integrieren lässt. </text:p>
      <text:p text:style-name="Text_20_body"/>
      <text:h text:style-name="Heading_20_1" text:outline-level="1">2. Filtersyntax</text:h>
      <text:h text:style-name="Heading_20_2" text:outline-level="2">2.1 Filterstring</text:h>
      <text:p text:style-name="Text_20_body">Der Filterstring wird hauptsächlich verwendet, um Filter über die URL oder ein Formular zu senden. Es werden zwei verschiedene Syntax unterstützt:</text:p>
      <text:list text:style-name="L1">
        <text:list-item>
          <text:p text:style-name="P4">Gleicht der in Pagesetter. Mehrere Filtervariablen werden als Oder-Verknüpfungen interpretiert, innerhalb der Filtervariablen können Und-Verknüpfungen durch Kommata beschrieben werden, die einzelnen Anweisungen sind nach folgendem System aufgebaut:<text:line-break/><text:span text:style-name="T1">Variable:Operator:Wert </text:span><text:span text:style-name="T5">oder </text:span><text:span text:style-name="T1">Variable^Operator^Wert</text:span></text:p>
        </text:list-item>
        <text:list-item>
          <text:p text:style-name="P6">Ist eine erweiterte Form für komplexere Anwendungen. Dafür existieren neben den Kommata für die Und-Verknüpfungen noch Asterisk<text:span text:style-name="T1"> </text:span><text:span text:style-name="T4">(</text:span><text:span text:style-name="T3">*</text:span><text:span text:style-name="T4">) für Oder-Verknüpfungen. Außerdem können die Anweisungen durch Klammern beliebig geschachtelt werden.<text:line-break/></text:span><text:span text:style-name="T3">Person:eq:Peter*(Person:ne:Peter,(Position:eq:Abteilungsleiter*Position:eq:Chef)) </text:span><text:span text:style-name="T4">ist ein Beispiel für eine solche komplexe Anwendung. Sie trifft zu, wenn die Person</text:span><text:span text:style-name="T3"> </text:span><text:span text:style-name="T4">„Peter“ heißt oder wenn die Person nicht Peter heißt aber die Position eines Abteilungsleiters oder eines Chefs bekleidet.</text:span></text:p>
        </text:list-item>
      </text:list>
      <text:p text:style-name="P5"><text:span text:style-name="T4">Variablen sind vom jeweiligen Modul für den der Filter gerade gilt vorbestimmt (sie entsprechen dem gleichnamigen Feld in der „pntable.php“ der Tabelle mit der gearbeitet wird) oder durch ein verwendetes Plugin definiert.</text:span></text:p>
      <text:p text:style-name="P5"><text:span text:style-name="T4">Operatoren sind die Methode mit der der Wert in der Variable mit dem zu findenden Wert vergleicht werden sollen. Sie werden prinzipiell von den Plugins definiert. Standardmäßig stehen folgende Operatoren zur Verfügung:</text:span></text:p>
      <text:list text:style-name="L2">
        <text:list-item>
          <text:p text:style-name="P8"><text:span text:style-name="T2">eq<text:tab/></text:span><text:span text:style-name="T4">Ist gleich</text:span></text:p>
        </text:list-item>
        <text:list-item>
          <text:p text:style-name="P8"><text:span text:style-name="T2">ne</text:span><text:span text:style-name="T4"><text:tab/>Ist nicht gleich</text:span></text:p>
        </text:list-item>
        <text:list-item>
          <text:p text:style-name="P8"><text:span text:style-name="T2">like</text:span><text:span text:style-name="T4"><text:tab/>Ist ähnlich wie. Hierbei wird Groß- und Kleinschreibung nicht beachtet, außerdem <text:tab/>kann durch </text:span><text:span text:style-name="T3">%</text:span><text:span text:style-name="T4"> XXXXXXXXXX. So treffen auf „</text:span><text:span text:style-name="T3">abcde</text:span><text:span text:style-name="T4">“ zum Beispiel die Suchwerte <text:tab/>„</text:span><text:span text:style-name="T3">%cde</text:span><text:span text:style-name="T4">“, „</text:span><text:span text:style-name="T3">aBc%</text:span><text:span text:style-name="T4">“ und „</text:span><text:span text:style-name="T3">aB%E</text:span><text:span text:style-name="T4">“ zu.</text:span></text:p>
        </text:list-item>
        <text:list-item>
          <text:p text:style-name="P8"><text:span text:style-name="T2">lt</text:span><text:span text:style-name="T4"><text:tab/>Kleiner</text:span></text:p>
        </text:list-item>
        <text:list-item>
          <text:p text:style-name="P8"><text:span text:style-name="T2">le<text:tab/></text:span><text:span text:style-name="T4">Kleiner oder gleich</text:span></text:p>
        </text:list-item>
        <text:list-item>
          <text:p text:style-name="P8"><text:span text:style-name="T2">gt</text:span><text:span text:style-name="T4"><text:tab/>Größer</text:span></text:p>
        </text:list-item>
        <text:list-item>
          <text:p text:style-name="P8"><text:span text:style-name="T2">ge</text:span><text:span text:style-name="T4"><text:tab/>Größer oder gleich</text:span></text:p>
        </text:list-item>
        <text:list-item>
          <text:p text:style-name="P8"><text:span text:style-name="T2">null</text:span><text:span text:style-name="T4"><text:tab/>Leer oder NULL</text:span></text:p>
        </text:list-item>
        <text:list-item>
          <text:p text:style-name="P8"><text:span text:style-name="T2">notnull</text:span><text:span text:style-name="T4"> nicht leer und nicht NULL</text:span></text:p>
        </text:list-item>
      </text:list>
      <text:p text:style-name="P7"><text:span text:style-name="T4"/></text:p>
      <text:p text:style-name="P7"><text:span text:style-name="T4">Der Wert kann entweder ein einfacher Text sein oder mit vorangestelltem „$“ der Name einer Variable im Post- oder Get-Query.</text:span></text:p>
      <text:h text:style-name="P2" text:outline-level="2" text:is-list-header="true">2.2 Filterobjekte</text:h>
      <text:p text:style-name="P17">Filterobjekte sind n-Dimensionale assoziative Arrays und werden insbesondere FilterUtil-intern verwendet. Der oben aufgeführte Filterstring <text:span text:style-name="T3">Person:eq:Peter*(Person:ne:Peter,(Position:eq:Abteilungsleiter*Position:eq:Chef)) </text:span><text:span text:style-name="T4">sieht als Objekt folgendermaßen aus:</text:span></text:p>
      <text:p text:style-name="Preformatted_20_Text"><text:span text:style-name="T4">Array (</text:span></text:p>
      <text:p text:style-name="Preformatted_20_Text"><text:span text:style-name="T4"><text:s/><text:tab/>0 =&gt; Array (</text:span></text:p>
      <text:p text:style-name="Preformatted_20_Text"><text:span text:style-name="T4"><text:tab/><text:tab/>field =&gt; „Person“,</text:span></text:p>
      <text:p text:style-name="Preformatted_20_Text"><text:span text:style-name="T4"><text:tab/><text:tab/>op<text:tab/>=&gt; „eq“,</text:span></text:p>
      <text:p text:style-name="Preformatted_20_Text"><text:span text:style-name="T4"><text:tab/><text:tab/>value<text:tab/>=&gt; „Peter“),</text:span></text:p>
      <text:p text:style-name="Preformatted_20_Text"><text:span text:style-name="T4"><text:tab/>or1 =&gt; Array (</text:span></text:p>
      <text:p text:style-name="Preformatted_20_Text"><text:span text:style-name="T4"><text:tab/><text:tab/>0 =&gt; Array (</text:span></text:p>
      <text:p text:style-name="Preformatted_20_Text"><text:span text:style-name="T4"><text:tab/><text:tab/><text:tab/>field =&gt; „Person“,</text:span></text:p>
      <text:p text:style-name="Preformatted_20_Text"><text:span text:style-name="T4"><text:tab/><text:tab/><text:tab/>op<text:tab/>=&gt; „ne“,</text:span></text:p>
      <text:p text:style-name="Preformatted_20_Text"><text:span text:style-name="T4"><text:tab/><text:tab/><text:tab/>value<text:tab/>=&gt; „Peter“),</text:span></text:p>
      <text:p text:style-name="Preformatted_20_Text"><text:span text:style-name="T4"><text:tab/><text:tab/>and1 =&gt; Array (</text:span></text:p>
      <text:p text:style-name="Preformatted_20_Text"><text:span text:style-name="T4"><text:tab/><text:tab/><text:tab/>0 =&gt; Array (</text:span></text:p>
      <text:p text:style-name="Preformatted_20_Text"><text:span text:style-name="T4"><text:tab/><text:tab/><text:tab/><text:tab/>field =&gt; „Position“,</text:span></text:p>
      <text:p text:style-name="Preformatted_20_Text"><text:span text:style-name="T4"><text:tab/><text:tab/><text:tab/><text:tab/>op<text:tab/>=&gt; „eq“,</text:span></text:p>
      <text:p text:style-name="Preformatted_20_Text"><text:span text:style-name="T4"><text:tab/><text:tab/><text:tab/><text:tab/>value<text:tab/>=&gt; „Abteilungsleiter“),</text:span></text:p>
      <text:p text:style-name="Preformatted_20_Text"><text:span text:style-name="T4"><text:tab/><text:tab/><text:tab/>or1 =&gt; Array (</text:span></text:p>
      <text:p text:style-name="Preformatted_20_Text"><text:span text:style-name="T4"><text:tab/><text:tab/><text:tab/><text:tab/>field =&gt; „Position“,</text:span></text:p>
      <text:p text:style-name="Preformatted_20_Text"><text:span text:style-name="T4"><text:tab/><text:tab/><text:tab/><text:tab/>op<text:tab/>=&gt; „eq“,</text:span></text:p>
      <text:p text:style-name="Preformatted_20_Text"><text:span text:style-name="T4"><text:tab/><text:tab/><text:tab/><text:tab/>value<text:tab/>=&gt; „Chef“)</text:span></text:p>
      <text:p text:style-name="Preformatted_20_Text"><text:span text:style-name="T4"><text:tab/><text:tab/>)</text:span></text:p>
      <text:p text:style-name="Preformatted_20_Text"><text:span text:style-name="T4"><text:tab/>)</text:span></text:p>
      <text:p text:style-name="Preformatted_20_Text"><text:span text:style-name="T4">)</text:span></text:p>
      <text:p text:style-name="Preformatted_20_Text"><text:span text:style-name="T4"/></text:p>
      <text:p text:style-name="Text_20_body"><text:span text:style-name="T4">Die erste Bedingung erhällt als Key immer „0“. Nachfolgende erhalten den Operator und eine nachfolgende laufende Nummer.</text:span></text:p>
      <text:p text:style-name="Preformatted_20_Text"><text:span text:style-name="T4"><text:tab/></text:span></text:p>
      <text:p text:style-name="Preformatted_20_Text"><text:span text:style-name="T4"/></text:p>
      <text:p text:style-name="Preformatted_20_Text"><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Philipp Niethammer</meta:initial-creator>
    <meta:creation-date>2007-08-20T18:26:02</meta:creation-date>
    <dc:creator>Philipp Niethammer</dc:creator>
    <dc:date>2007-08-20T19:23:01</dc:date>
    <dc:language>de-DE</dc:language>
    <meta:editing-cycles>2</meta:editing-cycles>
    <meta:editing-duration>PT57M2S</meta:editing-duration>
    <meta:user-defined meta:name="Info 1"/>
    <meta:user-defined meta:name="Info 2"/>
    <meta:user-defined meta:name="Info 3"/>
    <meta:user-defined meta:name="Info 4"/>
    <meta:document-statistic meta:table-count="0" meta:image-count="0" meta:object-count="0" meta:page-count="2" meta:paragraph-count="52" meta:word-count="410" meta:character-count="2976"/>
  </office:meta>
</office:document-meta>
</file>